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9 results.B1:results.B1 results.B2:results.B19 results.A1:results.A1 results.A2:results.A19 results.C1:results.C1 results.C2:results.C19 results.A1:results.A1 results.A2:results.A19 results.D1:results.D1 results.D2:results.D19 results.A1:results.A1 results.A2:results.A19 results.E1:results.E1 results.E2:results.E19 results.A1:results.A1 results.A2:results.A19 results.F1:results.F1 results.F2:results.F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258554001785" calcext:value-type="float">
            <text:p>0.571258554</text:p>
          </table:table-cell>
          <table:table-cell office:value-type="float" office:value="0.565010413567391" calcext:value-type="float">
            <text:p>0.5650104136</text:p>
          </table:table-cell>
          <table:table-cell table:number-columns-repeated="3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5010413567391" calcext:value-type="float">
            <text:p>0.5650104136</text:p>
          </table:table-cell>
          <table:table-cell office:value-type="float" office:value="0.562927700089259" calcext:value-type="float">
            <text:p>0.5629277001</text:p>
          </table:table-cell>
          <table:table-cell table:number-columns-repeated="3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5423980958048" calcext:value-type="float">
            <text:p>0.575423981</text:p>
          </table:table-cell>
          <table:table-cell office:value-type="float" office:value="0.563225230586135" calcext:value-type="float">
            <text:p>0.5632252306</text:p>
          </table:table-cell>
          <table:table-cell table:number-columns-repeated="3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6795596548646" calcext:value-type="float">
            <text:p>0.5667955965</text:p>
          </table:table-cell>
          <table:table-cell table:number-columns-repeated="4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07259744123773" calcext:value-type="float">
            <text:p>0.6072597441</text:p>
          </table:table-cell>
          <table:table-cell table:number-columns-repeated="4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4944956858078" calcext:value-type="float">
            <text:p>0.5849449569</text:p>
          </table:table-cell>
          <table:table-cell office:value-type="float" office:value="0.571556084498661" calcext:value-type="float">
            <text:p>0.5715560845</text:p>
          </table:table-cell>
          <table:table-cell office:value-type="float" office:value="0.564117822076763" calcext:value-type="float">
            <text:p>0.5641178221</text:p>
          </table:table-cell>
          <table:table-cell office:value-type="float" office:value="0.562927700089259" calcext:value-type="float">
            <text:p>0.5629277001</text:p>
          </table:table-cell>
          <table:table-cell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3225230586135" calcext:value-type="float">
            <text:p>0.5632252306</text:p>
          </table:table-cell>
          <table:table-cell table:number-columns-repeated="4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3225230586135" calcext:value-type="float">
            <text:p>0.5632252306</text:p>
          </table:table-cell>
          <table:table-cell table:number-columns-repeated="4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453138946742" calcext:value-type="float">
            <text:p>0.5745313895</text:p>
          </table:table-cell>
          <table:table-cell table:number-columns-repeated="4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6069622136269" calcext:value-type="float">
            <text:p>0.6060696221</text:p>
          </table:table-cell>
          <table:table-cell office:value-type="float" office:value="0.580779529901815" calcext:value-type="float">
            <text:p>0.5807795299</text:p>
          </table:table-cell>
          <table:table-cell table:number-columns-repeated="3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66200535554894" calcext:value-type="float">
            <text:p>0.5662005356</text:p>
          </table:table-cell>
          <table:table-cell table:number-columns-repeated="4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7325200833085" calcext:value-type="float">
            <text:p>0.5873252008</text:p>
          </table:table-cell>
          <table:table-cell office:value-type="float" office:value="0.583754834870574" calcext:value-type="float">
            <text:p>0.5837548349</text:p>
          </table:table-cell>
          <table:table-cell office:value-type="float" office:value="0.564117822076763" calcext:value-type="float">
            <text:p>0.5641178221</text:p>
          </table:table-cell>
          <table:table-cell table:number-columns-repeated="2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0946146980065" calcext:value-type="float">
            <text:p>0.620946147</text:p>
          </table:table-cell>
          <table:table-cell office:value-type="float" office:value="0.578101755429932" calcext:value-type="float">
            <text:p>0.5781017554</text:p>
          </table:table-cell>
          <table:table-cell table:number-columns-repeated="3" office:value-type="float" office:value="0.562332639095507" calcext:value-type="float">
            <text:p>0.5623326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.562332639095507" calcext:value-type="float">
            <text:p>0.5623326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9:25.811934115</dc:date>
    <meta:editing-duration>PT13S</meta:editing-duration>
    <meta:editing-cycles>1</meta:editing-cycles>
    <meta:document-statistic meta:table-count="1" meta:cell-count="11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9" chart:data-source-has-labels="row" svg:x="0.32cm" svg:y="0.18cm" svg:width="12.08cm" svg:height="8.64cm">
          <chartooo:coordinate-region svg:x="1.275cm" svg:y="0.383cm" svg:width="10.92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9" chart:label-cell-address="results.B1:results.B1" chart:class="chart:scatter">
            <chart:domain table:cell-range-address="results.A2:results.A19"/>
            <chart:data-point chart:repeated="18"/>
          </chart:series>
          <chart:series chart:style-name="ch7" chart:values-cell-range-address="results.C2:results.C19" chart:label-cell-address="results.C1:results.C1" chart:class="chart:scatter">
            <chart:data-point chart:repeated="18"/>
          </chart:series>
          <chart:series chart:style-name="ch8" chart:values-cell-range-address="results.D2:results.D19" chart:label-cell-address="results.D1:results.D1" chart:class="chart:scatter">
            <chart:data-point chart:repeated="18"/>
          </chart:series>
          <chart:series chart:style-name="ch9" chart:values-cell-range-address="results.E2:results.E19" chart:label-cell-address="results.E1:results.E1" chart:class="chart:scatter">
            <chart:data-point chart:repeated="18"/>
          </chart:series>
          <chart:series chart:style-name="ch10" chart:values-cell-range-address="results.F2:results.F19" chart:label-cell-address="results.F1:results.F1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9</svg:desc>
                </draw:g>
              </table:table-cell>
              <table:table-cell office:value-type="float" office:value="0.562332639095507">
                <text:p>0.562332639095507</text:p>
                <draw:g>
                  <svg:desc>results.B2:results.B19</svg:desc>
                </draw:g>
              </table:table-cell>
              <table:table-cell office:value-type="float" office:value="0.562332639095507">
                <text:p>0.562332639095507</text:p>
                <draw:g>
                  <svg:desc>results.C2:results.C19</svg:desc>
                </draw:g>
              </table:table-cell>
              <table:table-cell office:value-type="float" office:value="0.562332639095507">
                <text:p>0.562332639095507</text:p>
                <draw:g>
                  <svg:desc>results.D2:results.D19</svg:desc>
                </draw:g>
              </table:table-cell>
              <table:table-cell office:value-type="float" office:value="0.562332639095507">
                <text:p>0.562332639095507</text:p>
                <draw:g>
                  <svg:desc>results.E2:results.E19</svg:desc>
                </draw:g>
              </table:table-cell>
              <table:table-cell office:value-type="float" office:value="0.562332639095507">
                <text:p>0.562332639095507</text:p>
                <draw:g>
                  <svg:desc>results.F2:results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1258554001785">
                <text:p>0.571258554001785</text:p>
              </table:table-cell>
              <table:table-cell office:value-type="float" office:value="0.565010413567391">
                <text:p>0.565010413567391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65010413567391">
                <text:p>0.565010413567391</text:p>
              </table:table-cell>
              <table:table-cell office:value-type="float" office:value="0.562927700089259">
                <text:p>0.562927700089259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75423980958048">
                <text:p>0.575423980958048</text:p>
              </table:table-cell>
              <table:table-cell office:value-type="float" office:value="0.563225230586135">
                <text:p>0.563225230586135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66795596548646">
                <text:p>0.566795596548646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07259744123773">
                <text:p>0.607259744123773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84944956858078">
                <text:p>0.584944956858078</text:p>
              </table:table-cell>
              <table:table-cell office:value-type="float" office:value="0.571556084498661">
                <text:p>0.571556084498661</text:p>
              </table:table-cell>
              <table:table-cell office:value-type="float" office:value="0.564117822076763">
                <text:p>0.564117822076763</text:p>
              </table:table-cell>
              <table:table-cell office:value-type="float" office:value="0.562927700089259">
                <text:p>0.562927700089259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63225230586135">
                <text:p>0.563225230586135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63225230586135">
                <text:p>0.563225230586135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7453138946742">
                <text:p>0.57453138946742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06069622136269">
                <text:p>0.606069622136269</text:p>
              </table:table-cell>
              <table:table-cell office:value-type="float" office:value="0.580779529901815">
                <text:p>0.580779529901815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66200535554894">
                <text:p>0.566200535554894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87325200833085">
                <text:p>0.587325200833085</text:p>
              </table:table-cell>
              <table:table-cell office:value-type="float" office:value="0.583754834870574">
                <text:p>0.583754834870574</text:p>
              </table:table-cell>
              <table:table-cell office:value-type="float" office:value="0.564117822076763">
                <text:p>0.564117822076763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20946146980065">
                <text:p>0.620946146980065</text:p>
              </table:table-cell>
              <table:table-cell office:value-type="float" office:value="0.578101755429932">
                <text:p>0.578101755429932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  <table:table-cell office:value-type="float" office:value="0.562332639095507">
                <text:p>0.562332639095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